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762" officeooo:paragraph-rsid="00005762"/>
    </style:style>
    <style:style style:name="T1" style:family="text">
      <style:text-properties officeooo:rsid="00016c88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/10/2019 – Game created, Repository created , background and main character displayed, <text:span text:style-name="T1">created some structures and added movement to the play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24T18:39:14.136000000</dc:date>
    <meta:editing-duration>PT1M37S</meta:editing-duration>
    <meta:editing-cycles>2</meta:editing-cycles>
    <meta:document-statistic meta:table-count="0" meta:image-count="0" meta:object-count="0" meta:page-count="1" meta:paragraph-count="1" meta:word-count="20" meta:character-count="145" meta:non-whitespace-character-count="125"/>
  </office:meta>
</office:document-meta>
</file>